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8pt" style:font-size-asian="18pt" style:font-size-complex="18pt"/>
    </style:style>
    <style:style style:name="P5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varian Apple Torte</text:p>
      <text:p text:style-name="P2">Serves 10 to 12</text:p>
      <text:p text:style-name="P2"/>
      <text:p text:style-name="P3">Crust</text:p>
      <text:p text:style-name="P4">½ <text:s text:c="4"/>cup butter </text:p>
      <text:p text:style-name="P4">1/3 <text:s text:c="2"/>cup sugar</text:p>
      <text:p text:style-name="P4">½ <text:s text:c="4"/>teaspoon vanilla extract</text:p>
      <text:p text:style-name="P4">1 <text:s text:c="5"/>cup flour</text:p>
      <text:p text:style-name="P4">½ <text:s text:c="4"/>teaspoon salt</text:p>
      <text:p text:style-name="P3">Filling</text:p>
      <text:p text:style-name="P4">8 <text:s text:c="5"/>ounces cream cheese</text:p>
      <text:p text:style-name="P4">¼ <text:s text:c="4"/>cup sugar</text:p>
      <text:p text:style-name="P4">1 <text:s text:c="5"/>egg</text:p>
      <text:p text:style-name="P4">½ <text:s text:c="4"/>teaspoon vanilla extract</text:p>
      <text:p text:style-name="P3">Topping</text:p>
      <text:p text:style-name="P5">¼ <text:s text:c="3"/>cup sugar</text:p>
      <text:p text:style-name="P5">1 <text:s text:c="4"/>teaspoon cinnamon</text:p>
      <text:p text:style-name="P5">2 <text:s text:c="4"/>cups tart cooking apples in</text:p>
      <text:p text:style-name="P4"><text:span text:style-name="T1"><text:s text:c="7"/>1/8-inch-thick </text:span>slices</text:p>
      <text:p text:style-name="P4">½ <text:s text:c="3"/>cup strained appricot preserves</text:p>
      <text:p text:style-name="P4"/>
      <text:p text:style-name="P4">Preheat oven to 375 degrees. <text:s/></text:p>
      <text:p text:style-name="P4">To prepare crust: <text:s/>Butter a 9-inch spring-form <text:s/>pan.</text:p>
      <text:p text:style-name="P4">Cream together butter and sugar until fluffy, then beat in vanilla. <text:s/>Add flour and salt, blend and spread in prepared pan.</text:p>
      <text:p text:style-name="P4">To prepare filling: <text:s/>Beat cream cheese until fluffy; add sugar, egg, and vanilla, and beat until smooth. <text:s/>Spread evenly over dough.</text:p>
      <text:p text:style-name="P4">To prepare topping: <text:s/>Combine sugar and cinnamon. <text:s/>Dip each apple slice into this mixture and arrange slices over filling in 2 overlapping circles. <text:s/>Warm strained apricot preserves and brush over apples.</text:p>
      <text:p text:style-name="P4">Bake torte for 45 to 55 minutes, or until golden brown. <text:s/>Cool to lukewarm before removing from pan; serve warm or cold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1-11T01:13:54</meta:creation-date>
    <dc:date>2011-11-16T08:55:04</dc:date>
    <dc:creator>Robert Houk</dc:creator>
    <meta:editing-duration>PT00H15M05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25" meta:word-count="166" meta:character-count="1023"/>
  </office:meta>
</office:document-meta>
</file>